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1</text:p>
          </table:table-cell>
          <table:table-cell office:value-type="float" office:value="-0.39" calcext:value-type="float">
            <text:p>-0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2</text:p>
          </table:table-cell>
          <table:table-cell office:value-type="float" office:value="-0.51" calcext:value-type="float">
            <text:p>-0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Data (cf1 &amp; cf2)</text:p>
          </table:table-cell>
          <table:table-cell office:value-type="string" calcext:value-type="string">
            <text:p>(cf3 &amp; fc4)</text:p>
          </table:table-cell>
          <table:table-cell/>
        </table:table-row>
        <table:table-row table:style-name="ro1">
          <table:table-cell office:value-type="string" calcext:value-type="string">
            <text:p>cf4</text:p>
          </table:table-cell>
          <table:table-cell office:value-type="float" office:value="0.63" calcext:value-type="float">
            <text:p>0.63</text:p>
          </table:table-cell>
          <table:table-cell table:style-name="ce1" table:formula="of:=[.B2]+[.B3]*(1+[.B2])" office:value-type="float" office:value="-0.7011" calcext:value-type="float">
            <text:p>-0.7011</text:p>
          </table:table-cell>
          <table:table-cell table:formula="of:=[.B4]+[.B5]*(1-[.B4])" office:value-type="float" office:value="0.9519" calcext:value-type="float">
            <text:p>0.951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([.C5]+[.D5])/(1-MIN(0.7011;[.D5]))" office:value-type="float" office:value="0.839076614252258" calcext:value-type="float">
            <text:p>0.8390766143</text:p>
          </table:table-cell>
          <table:table-cell office:value-type="string" calcext:value-type="string">
            <text:p>Hasil setelah dikurung</text:p>
          </table:table-cell>
        </table:table-row>
        <table:table-row table:style-name="ro1">
          <table:table-cell table:number-columns-repeated="3"/>
          <table:table-cell table:formula="of:=[.C5]+[.D5]/(1-MIN(0.7011;[.D5]))" office:value-type="float" office:value="2.48357714954834" calcext:value-type="float">
            <text:p>2.4835771495</text:p>
          </table:table-cell>
          <table:table-cell office:value-type="string" calcext:value-type="string">
            <text:p>Hasil yang atas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21:35:33.741923401</meta:creation-date>
    <dc:date>2015-10-21T21:55:54.080568327</dc:date>
    <meta:editing-duration>PT4M30S</meta:editing-duration>
    <meta:editing-cycles>1</meta:editing-cycles>
    <meta:document-statistic meta:table-count="1" meta:cell-count="16" meta:object-count="0"/>
    <meta:generator>LibreOffice/4.2.8.2$Linux_X86_64 LibreOffice_project/420m0$Build-2</meta:generator>
  </office:meta>
</office:document-meta>
</file>